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08c5" officeooo:paragraph-rsid="000e08c5"/>
    </style:style>
    <style:style style:name="P2" style:family="paragraph" style:parent-style-name="Standard">
      <style:paragraph-properties fo:text-align="center" style:justify-single-word="false"/>
      <style:text-properties officeooo:rsid="000e08c5" officeooo:paragraph-rsid="000e08c5"/>
    </style:style>
    <style:style style:name="T1" style:family="text">
      <style:text-properties officeooo:rsid="000e08c5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f169e"/>
    </style:style>
    <style:style style:name="T5" style:family="text">
      <style:text-properties officeooo:rsid="000f1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s of<text:line-break/>Function <text:span text:style-name="T1">Sets</text:span></text:p>
      <text:p text:style-name="P2">by Sven Nilsen, 2017</text:p>
      <text:p text:style-name="P1"/>
      <text:p text:style-name="P1">An existential path of a function set <text:span text:style-name="T5">or a family</text:span> is a generalization of existential path of a single function. It tells whether any function in the set returns a value.</text:p>
      <text:p text:style-name="P1"/>
      <text:p text:style-name="P1"><text:tab/>f : [A → B]</text:p>
      <text:p text:style-name="P1"/>
      <text:p text:style-name="P1"><text:tab/>∃f : B → bool</text:p>
      <text:p text:style-name="P1"/>
      <text:p text:style-name="P1"><text:tab/>∃f := \(x : B) = ∃ i { (∃f<text:span text:style-name="T2">i</text:span>)(x) }</text:p>
      <text:p text:style-name="P1"/>
      <text:p text:style-name="P1">For example, for a function `f<text:span text:style-name="T2">0</text:span>` and a function `f<text:span text:style-name="T2">1</text:span>` has the existential path:</text:p>
      <text:p text:style-name="P1"/>
      <text:p text:style-name="P1"><text:tab/>∃[f<text:span text:style-name="T2">0</text:span>, f<text:span text:style-name="T2">1</text:span>] &lt;=&gt; ∃f<text:span text:style-name="T2">0</text:span> ∨ ∃f<text:span text:style-name="T2">1</text:span></text:p>
      <text:p text:style-name="P1"><text:span text:style-name="T3"/></text:p>
      <text:p text:style-name="P1"><text:span text:style-name="T3">This can be used in non-deterministic path semantics by picking a random function from the set.</text:span></text:p>
      <text:p text:style-name="P1"><text:span text:style-name="T3"/></text:p>
      <text:p text:style-name="P1"><text:span text:style-name="T3"><text:tab/></text:span><text:span text:style-name="T4">\(x) = f[floor(random() * len(f))](x)</text:span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6:35:12.176197000</meta:creation-date>
    <dc:date>2017-12-07T16:52:27.392267000</dc:date>
    <meta:editing-duration>PT7M5S</meta:editing-duration>
    <meta:editing-cycles>1</meta:editing-cycles>
    <meta:document-statistic meta:table-count="0" meta:image-count="0" meta:object-count="0" meta:page-count="1" meta:paragraph-count="10" meta:word-count="102" meta:character-count="518" meta:non-whitespace-character-count="421"/>
    <meta:generator>LibreOffice/5.1.2.2$MacOSX_X86_64 LibreOffice_project/d3bf12ecb743fc0d20e0be0c58ca359301eb705f</meta:generator>
  </office:meta>
</office:document-meta>
</file>